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Las ideas están claras, coherentes con todo lo que venimos construyendo, y encajan de forma natural en el capítulo “Revelación”. Lo que hace falta ahora es <text:span text:style-name="Strong_20_Emphasis">ordenarlas</text:span>, darles <text:span text:style-name="Strong_20_Emphasis">flujo</text:span>, y convertirlas en un texto que muestre, por primera vez, la magnitud del papel que juega la reproducción en la inteligencia de la vida.</text:p>
      <text:p text:style-name="Text_20_body">Aquí tienes una versión de unas 1500 palabras, estructurada, clara y con el tono revelador que buscas.</text:p>
      <text:p text:style-name="Horizontal_20_Line"/>
      <text:h text:style-name="Heading_20_1" text:outline-level="1"><text:span text:style-name="Strong_20_Emphasis">C — La Reproducción</text:span></text:h>
      <text:p text:style-name="Text_20_body">La reproducción ha sido, en nuestro experimento del laberinto, mucho más que un mecanismo para generar nuevos individuos. Ha sido el <text:span text:style-name="Strong_20_Emphasis">procesador</text:span> del sistema, el lugar donde se ha realizado el cálculo, donde la información se ha transformado, donde la inteligencia ha avanzado. Para comprender esta revelación, conviene repasar lo que realmente hemos visto.</text:p>
      <text:p text:style-name="Text_20_body">Durante el experimento, cada individuo ejecutaba su ciclo vital de forma limitada: exploraba, registraba su recorrido, y finalmente desaparecía. Pero el sistema, a través de la reproducción, tomaba la información generada por cada individuo, la modificaba ligeramente, y la transmitía a la siguiente generación. Así, mientras los organismos nacían y morían, el proceso continuaba. La inteligencia no residía en ninguno de ellos, sino en la <text:span text:style-name="Strong_20_Emphasis">dinámica de reproducción</text:span> que los conectaba.</text:p>
      <text:p text:style-name="Text_20_body">La reproducción ha sido el motor del pensamiento.<text:line-break/>El cálculo ha ocurrido entre generaciones, no dentro de ellas.<text:line-break/>La inteligencia ha surgido del flujo, no del individuo.</text:p>
      <text:p text:style-name="Text_20_body">Y esta observación nos conduce a una comprensión más profunda del papel que desempeña la reproducción en la vida real.</text:p>
      <text:p text:style-name="Horizontal_20_Line"/>
      <text:h text:style-name="Heading_20_2" text:outline-level="2"><text:span text:style-name="Strong_20_Emphasis">ADN y reproducción: la solución al primer problema</text:span></text:h>
      <text:p text:style-name="Text_20_body">Mucho antes de que existieran organismos, cerebros o comportamientos, el universo ya había producido una primera forma de inteligencia: las redes autocatalíticas. Eran estructuras químicas capaces de mantener su forma frente a las perturbaciones del entorno. No tenían conciencia, ni intención en el sentido humano, pero sí manifestaban una propiedad fundamental de toda inteligencia: <text:span text:style-name="Strong_20_Emphasis">resolvían un problema</text:span>.</text:p>
      <text:p text:style-name="Text_20_body">Ese problema era el más antiguo de todos:<text:line-break/><text:span text:style-name="Strong_20_Emphasis">¿Cómo continuar existiendo?</text:span></text:p>
      <text:p text:style-name="Text_20_body">A esta tendencia la hemos llamado el principio universal de conservación de la forma. Una red autocatalítica que se reorganiza para seguir siendo ella misma está, en un sentido profundo, resolviendo un problema. Pero esta inteligencia primitiva era inestable. Dependía de condiciones frágiles, fluctuantes, difíciles de sostener.</text:p>
      <text:p text:style-name="Text_20_body"><text:soft-page-break/>La gran revelación evolutiva ocurrió cuando esta inteligencia encontró una solución más robusta: <text:span text:style-name="Strong_20_Emphasis">codificar su estructura en una base molecular estable</text:span>, el ADN. Con esta codificación, el proceso dejó de depender de la continuidad material de la red química original. La información se volvió independiente del soporte. La forma se volvió reproducible.</text:p>
      <text:p text:style-name="Text_20_body">El ADN no solo almacenaba la información necesaria para reconstruir la red autocatalítica; también <text:span text:style-name="Strong_20_Emphasis">se reproducía</text:span>. Y con la reproducción apareció algo completamente nuevo en el universo: un proceso capaz de perpetuarse, de variar, de explorar posibilidades, de aprender.</text:p>
      <text:p text:style-name="Text_20_body">La vida resolvió el primer problema —la continuidad— mediante una combinación de <text:span text:style-name="Strong_20_Emphasis">memoria molecular</text:span> y <text:span text:style-name="Strong_20_Emphasis">reproducción</text:span>. Y esa solución, aparentemente simple, abrió la puerta a todo lo demás.</text:p>
      <text:p text:style-name="Horizontal_20_Line"/>
      <text:h text:style-name="Heading_20_2" text:outline-level="2"><text:span text:style-name="Strong_20_Emphasis">El dinamismo: cómo piensa una estructura estática</text:span></text:h>
      <text:p text:style-name="Text_20_body">El ADN, por su naturaleza, es una estructura estable. Una vez formada, su secuencia no cambia dentro del individuo. Es, en cierto sentido, una memoria de solo lectura. Esto plantea una pregunta crucial:<text:line-break/><text:span text:style-name="Strong_20_Emphasis">¿Cómo puede una estructura estática sostener un proceso dinámico como la vida o la inteligencia?</text:span></text:p>
      <text:p text:style-name="Text_20_body">La respuesta está en la reproducción.</text:p>
      <text:p text:style-name="Text_20_body">La reproducción introduce variación sin alterar la estructura fundamental del ADN. En nuestro experimento, la forma del dato era siempre la misma:</text:p>
      <text:p text:style-name="Preformatted_20_Text"><text:span text:style-name="Source_20_Text">POSICION = ''</text:span></text:p>
      <text:p text:style-name="P1"><text:span text:style-name="Source_20_Text">CAMINO_RECORRIDO = ''</text:span></text:p>
      <text:p text:style-name="Text_20_body">La estructura permanecía intacta. Lo que cambiaba era el contenido: los valores, las rutas, las decisiones tomadas por cada individuo. Además, el ADN contenía métodos —funciones, reglas— que se heredaban sin modificación. La reproducción no alteraba la arquitectura del sistema, solo los datos que fluían a través de ella.</text:p>
      <text:p text:style-name="Text_20_body">Este patrón es universal.<text:line-break/>La vida mantiene su estructura, pero modifica su información.<text:line-break/>La forma permanece, el contenido cambia.</text:p>
      <text:p text:style-name="Text_20_body">Y es en ese cambio donde ocurre el pensamiento.</text:p>
      <text:p text:style-name="Text_20_body">Cada reproducción introduce pequeñas variaciones. Cada variación es una hipótesis. Cada hipótesis es probada por un individuo. Y cada individuo devuelve un resultado al sistema. La reproducción es el mecanismo que permite que la información se transforme, que el proceso avance, que la inteligencia se despliegue.</text:p>
      <text:p text:style-name="Text_20_body">Con la reproducción del ADN aparece un universo nuevo:<text:line-break/>el universo de las ideas, de la lógica, del cálculo.<text:line-break/>La materia empieza a pensar.</text:p>
      <text:p text:style-name="Text_20_body"><text:soft-page-break/>No en un instante, no en un organismo, sino en un proceso continuo, estructurado, incremental. La reproducción convierte la estabilidad del ADN en un motor de cambio. Convierte la memoria en pensamiento. Convierte la forma en inteligencia.</text:p>
      <text:p text:style-name="Horizontal_20_Line"/>
      <text:h text:style-name="Heading_20_2" text:outline-level="2"><text:span text:style-name="Strong_20_Emphasis">La inmortalidad lógica</text:span></text:h>
      <text:p text:style-name="Text_20_body">La reproducción no solo resolvió el problema de la continuidad; lo llevó a un extremo radical: la <text:span text:style-name="Strong_20_Emphasis">inmortalidad lógica</text:span>.</text:p>
      <text:p text:style-name="Text_20_body">En nuestro experimento, los individuos nacían, actuaban y morían. Pero el proceso continuaba. La intención del sistema —encontrar la salida del laberinto— no pertenecía a ningún individuo. Era el espíritu del conjunto. Y ese espíritu avanzaba generación tras generación, incluso mientras los organismos desaparecían.</text:p>
      <text:p text:style-name="Text_20_body">Los individuos mueren.<text:line-break/>El cálculo no.<text:line-break/>La inteligencia no.</text:p>
      <text:p text:style-name="Text_20_body">La información —la forma del proceso, los planos de la inteligencia— se transmite de un soporte material a otro sin detenerse. El soporte se degrada, pero la lógica persiste. La vida encontró una manera de existir más allá de la materia que la compone en cada instante.</text:p>
      <text:p text:style-name="Text_20_body">La reproducción convierte la inteligencia primitiva en un proceso potencialmente eterno.<text:line-break/>La inmortalidad no es biológica: es lógica.</text:p>
      <text:p text:style-name="Text_20_body">Y esta inmortalidad lógica es la base de todo lo que la vida ha logrado desde entonces.</text:p>
      <text:p text:style-name="Horizontal_20_Line"/>
      <text:h text:style-name="Heading_20_2" text:outline-level="2"><text:span text:style-name="Strong_20_Emphasis">Más allá de la perpetuación</text:span></text:h>
      <text:p text:style-name="Text_20_body">Tendemos a pensar que los seres vivos se reproducen para perpetuar las especies. Pero esta interpretación invierte la causalidad. No es que la vida se reproduzca para mantener las especies; es que las especies existen porque la vida se reproduce.</text:p>
      <text:p text:style-name="Text_20_body">La reproducción no tiene como finalidad la propagación de organismos concretos. Su función profunda es mantener en marcha el proceso inteligente que comenzó con las primeras redes autocatalíticas. La continuidad del proceso es la prioridad. Las especies, los individuos, los cuerpos, son expresiones temporales de ese proceso.</text:p>
      <text:p text:style-name="Text_20_body">La vida no se reproduce para perpetuar formas.<text:line-break/>Las formas se perpetúan porque la vida se reproduce.</text:p>
      <text:p text:style-name="Text_20_body">La reproducción es el mecanismo que sostiene el proceso inteligente, no su consecuencia. Es el motor que mantiene viva la lógica, que permite el aprendizaje, que impulsa la exploración. Es la herramienta con la que la vida piensa, se adapta y persiste.</text:p>
      <text:p text:style-name="Horizontal_20_Line"/>
      <text:p text:style-name="Text_20_body"><text:soft-page-break/>Si quieres, ahora podemos pasar a la sección <text:span text:style-name="Strong_20_Emphasis">D — El ciclo de vida</text:span>, o si prefieres revisar el tono, ajustar matices o profundizar en algún punto antes de avanzar, lo hacem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08T15:05:39.148000000</meta:creation-date>
    <dc:date>2026-03-08T15:14:49.860000000</dc:date>
    <meta:editing-duration>PT9M10S</meta:editing-duration>
    <meta:editing-cycles>1</meta:editing-cycles>
    <meta:document-statistic meta:table-count="0" meta:image-count="0" meta:object-count="0" meta:page-count="4" meta:paragraph-count="39" meta:word-count="1101" meta:character-count="7110" meta:non-whitespace-character-count="6046"/>
    <meta:generator>LibreOffice/7.3.5.2$Windows_X86_64 LibreOffice_project/184fe81b8c8c30d8b5082578aee2fed2ea847c01</meta:generator>
  </office:meta>
</office:document-meta>
</file>